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12cm" fo:margin-bottom="0.12cm">
        <style:tab-stops>
          <style:tab-stop style:position="4.683cm"/>
        </style:tab-stops>
      </style:paragraph-properties>
      <style:text-properties fo:color="#000000" style:font-name="Bitstream Vera Sans" fo:font-size="12pt" fo:font-style="italic" fo:font-weight="bold" style:font-size-asian="12pt" style:font-style-asian="italic" style:font-weight-asian="bold" style:font-size-complex="12pt" style:font-style-complex="italic"/>
    </style:style>
    <style:style style:name="P2" style:family="paragraph" style:parent-style-name="Standard">
      <style:paragraph-properties fo:margin-top="0.12cm" fo:margin-bottom="0.12cm">
        <style:tab-stops>
          <style:tab-stop style:position="4.683cm"/>
        </style:tab-stops>
      </style:paragraph-properties>
      <style:text-properties fo:color="#000000" style:font-name="Bitstream Vera Sans" fo:font-size="12pt" fo:font-style="italic" fo:font-weight="bold" style:font-size-asian="12pt" style:font-style-asian="italic" style:font-weight-asian="bold" style:font-size-complex="12pt" style:font-style-complex="italic"/>
    </style:style>
    <style:style style:name="P3" style:family="paragraph" style:parent-style-name="Standard">
      <style:paragraph-properties fo:line-height="150%"/>
      <style:text-properties fo:font-size="4pt" fo:font-weight="bold" style:font-size-asian="4pt" style:font-weight-asian="bold"/>
    </style:style>
    <style:style style:name="P4" style:family="paragraph" style:parent-style-name="Standard">
      <style:paragraph-properties fo:line-height="150%">
        <style:tab-stops>
          <style:tab-stop style:position="5.667cm"/>
        </style:tab-stops>
      </style:paragraph-properties>
      <style:text-properties fo:font-size="4pt" fo:font-weight="bold" style:font-size-asian="4pt" style:font-weight-asian="bold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>
        <style:tab-stops>
          <style:tab-stop style:position="5.667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line-height="150%">
        <style:tab-stops>
          <style:tab-stop style:position="5.667cm"/>
        </style:tab-stops>
      </style:paragraph-properties>
      <style:text-properties fo:font-size="12pt" fo:font-style="italic" style:font-size-asian="12pt" style:font-style-asian="italic"/>
    </style:style>
    <style:style style:name="P8" style:family="paragraph" style:parent-style-name="Standard">
      <style:paragraph-properties fo:line-height="150%">
        <style:tab-stops>
          <style:tab-stop style:position="5.667cm"/>
        </style:tab-stops>
      </style:paragraph-properties>
      <style:text-properties fo:font-size="12pt" style:font-size-asian="12pt"/>
    </style:style>
    <style:style style:name="P9" style:family="paragraph" style:parent-style-name="Standard">
      <style:paragraph-properties fo:line-height="150%"/>
      <style:text-properties fo:font-size="8pt" style:font-size-asian="8pt"/>
    </style:style>
    <style:style style:name="P10" style:family="paragraph" style:parent-style-name="Standard">
      <style:paragraph-properties fo:line-height="150%">
        <style:tab-stops>
          <style:tab-stop style:position="5.667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5.667cm"/>
        </style:tab-stops>
      </style:paragraph-properties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002cm solid #000000">
        <style:tab-stops>
          <style:tab-stop style:position="5.667cm"/>
        </style:tab-stops>
      </style:paragraph-properties>
    </style:style>
    <style:style style:name="P14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002cm solid #000000">
        <style:tab-stops>
          <style:tab-stop style:position="5.667cm"/>
        </style:tab-stops>
      </style:paragraph-properties>
      <style:text-properties fo:font-size="16pt" style:font-size-asian="16pt"/>
    </style:style>
    <style:style style:name="P15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002cm solid #000000"/>
      <style:text-properties fo:font-size="12pt" style:font-size-asian="12pt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 style:master-page-name="Standard">
      <style:paragraph-properties fo:line-height="150%" style:page-number="auto" fo:break-before="page" fo:padding-left="0cm" fo:padding-right="0cm" fo:padding-top="0cm" fo:padding-bottom="0.035cm" fo:border-left="none" fo:border-right="none" fo:border-top="none" fo:border-bottom="0.002cm solid #000000"/>
      <style:text-properties fo:font-size="12pt" style:font-size-asian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fo:font-style="italic" style:font-size-asian="12pt" style:font-style-asian="italic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style:font-size-asian="12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>
        <form:form form:name="f" form:apply-filter="true" form:enctype="multipart/formdata" form:method="post" form:control-implementation="ooo:com.sun.star.form.component.Form" office:target-frame="" xlink:href="/servlet/lcfib.pfc.Resumpfcfitxa%3Fcate=estudiant&amp;assig=PFC&amp;editar=61469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1" text:anchor-type="page" text:anchor-page-number="1" svg:x="6.59cm" svg:y="8.655cm" svg:width="11.224cm" svg:height="5.525cm" draw:z-index="0">
        <draw:text-box>
          <text:p text:style-name="P1"><text:span text:style-name="T1">Títol: </text:span><text:tab/>SKD: Rootkit per a</text:p>
          <text:p text:style-name="P1"><text:tab/>sistemes peratius UNIX</text:p>
          <text:p text:style-name="P1"/>
          <text:p text:style-name="P1"><text:span text:style-name="T1">Alumne:</text:span><text:tab/>Albert Sellarès Torra</text:p>
          <text:p text:style-name="P1"><text:span text:style-name="T1">Director/Ponent:</text:span><text:tab/>Juan José Costa Prats</text:p>
          <text:p text:style-name="P1"><text:span text:style-name="T1">Departament:</text:span><text:tab/>AC</text:p>
          <text:p text:style-name="P1"><text:span text:style-name="T1">Data:</text:span><text:tab/>11/12/2009</text:p>
        </draw:text-box>
      </draw:frame>
      <text:p text:style-name="P16"/>
      <text:p text:style-name="Standard"/>
      <text:p text:style-name="P12"/>
      <text:p text:style-name="P17"/>
      <text:p text:style-name="P3"/>
      <text:p text:style-name="P5">DADES DEL PROJECTE</text:p>
      <text:p text:style-name="P9"/>
      <text:p text:style-name="P7"><text:span text:style-name="T3">Títol del Projecte: </text:span><text:tab/>SKD: Rootkit per sistemes operatius UNIX</text:p>
      <text:p text:style-name="P7"/>
      <text:p text:style-name="P7">Nom de l'estudiant: <text:tab/>Albert Sellarès Torra</text:p>
      <text:p text:style-name="P7">Titulació: <text:tab/>Enginyeria en informàtica</text:p>
      <text:p text:style-name="P7">Crèdits: <text:tab/>37,5</text:p>
      <text:p text:style-name="P7">Director/Ponent: <text:tab/>Juan José Costa Prats</text:p>
      <text:p text:style-name="P7">Departament: <text:tab/>AC</text:p>
      <text:p text:style-name="P13"/>
      <text:p text:style-name="P4"/>
      <text:p text:style-name="P11"><text:span text:style-name="T4">MEMBRES DEL TRIBUNAL</text:span><text:span text:style-name="T5"> </text:span><text:span text:style-name="T3">(nom i signatura)</text:span></text:p>
      <text:p text:style-name="P7"/>
      <text:p text:style-name="P7">President:<text:tab/>Yolanda Becerra Fontal</text:p>
      <text:p text:style-name="P7"/>
      <text:p text:style-name="P7">Vocal:<text:tab/>Maria Josefina Sierra Santibañez</text:p>
      <text:p text:style-name="P7"/>
      <text:p text:style-name="P7">Secretari:<text:tab/>Juan José Costa Prats</text:p>
      <text:p text:style-name="P14"/>
      <text:p text:style-name="P4"/>
      <text:p text:style-name="P6">QUALIFICACIÓ</text:p>
      <text:p text:style-name="P10"/>
      <text:p text:style-name="P7">Qualificació numèrica:</text:p>
      <text:p text:style-name="P7">Qualificació descriptiva:</text:p>
      <text:p text:style-name="P8"/>
      <text:p text:style-name="P7">Data:</text:p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210 210" svg:d="m105 0 105 210h-210z"/>
    <draw:stroke-dash draw:name="Dash_20_3" draw:display-name="Dash 3" draw:style="round" draw:dots1="1" draw:dots1-length="0.026cm" draw:distance="0.02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language="es" fo:country="ES" fo:font-style="italic" style:font-style-asian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WW-Fuente_20_de_20_párrafo_20_predeter." style:display-name="WW-Fuente de párrafo predeter.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FIB</meta:initial-creator>
    <meta:creation-date>2004-03-03T17:29:00</meta:creation-date>
    <dc:date>2010-01-03T20:41:51</dc:date>
    <dc:language>en-US</dc:language>
    <meta:editing-cycles>12</meta:editing-cycles>
    <meta:editing-duration>PT00H28M20S</meta:editing-duration>
    <meta:document-statistic meta:table-count="0" meta:image-count="0" meta:object-count="0" meta:page-count="3" meta:paragraph-count="21" meta:word-count="78" meta:character-count="580"/>
    <meta:user-defined meta:name="Info 1"/>
    <meta:user-defined meta:name="Info 2"/>
    <meta:user-defined meta:name="Info 3"/>
    <meta:user-defined meta:name="Info 4"/>
  </office:meta>
</office:document-meta>
</file>